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9"><text:soft-page-break/>Sat April 28, 2018 <text:span text:style-name="T1">5 miles</text:span></text:p>
      <text:p text:style-name="P9">I ran ½ mile down to the Wise Center and rested a few minutes.</text:p>
      <text:p text:style-name="P9">On a treadmill:</text:p>
      <text:p text:style-name="P9">2 miles in 10:04 + 8: 41 = 18:45 and rested about 4:00</text:p>
      <text:p text:style-name="P9">2 x ¼ mile each in 2:00 with a ¼ mile jog before each run</text:p>
      <text:p text:style-name="P9">½ mile jog</text:p>
      <text:p text:style-name="P9">2 x ½ mile each in 4:00 with a ¼ mile jog between the 2 runs</text:p>
      <text:p text:style-name="P9">¼ mile jog</text:p>
      <text:p text:style-name="P9">All the jogs were at about 12:00/mile pace.</text:p>
      <text:p text:style-name="P9"/>
      <text:p text:style-name="P9">I was going to run the Buffalo 6 Hour Distance Classic on April 29. But because the windchill is supposed to be in the 20's for the first 3 hours I decided not to run it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28T13:33:31.51</dc:date>
    <dc:creator>James Lombardi</dc:creator>
    <meta:editing-duration>P2DT15H13M2S</meta:editing-duration>
    <meta:editing-cycles>248</meta:editing-cycles>
    <meta:generator>OpenOffice/4.1.2$Win32 OpenOffice.org_project/412m3$Build-9782</meta:generator>
    <meta:document-statistic meta:table-count="0" meta:image-count="0" meta:object-count="0" meta:page-count="10" meta:paragraph-count="195" meta:word-count="2577" meta:character-count="12459"/>
  </office:meta>
</office:document-meta>
</file>